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 GRAPHIQUE</text:p>
      <text:p text:style-name="Standard"/>
      <text:p text:style-name="Standard">Couleur : </text:p>
      <text:p text:style-name="Standard"/>
      <text:list xml:id="list5930891581905894162" text:style-name="L1">
        <text:list-item>
          <text:p text:style-name="P2">#496347</text:p>
        </text:list-item>
        <text:list-item>
          <text:p text:style-name="P2">#ne</text:p>
        </text:list-item>
      </text:list>
      <text:p text:style-name="Standard"/>
      <text:p text:style-name="Standard"><text:s/>Utilisation d'un vert de différente teinte pour rappeler la nature et l'écologie.</text:p>
      <text:p text:style-name="Standard"/>
      <text:p text:style-name="Standard">Police : </text:p>
      <text:p text:style-name="Standard"/>
      <text:p text:style-name="Standard"/>
      <text:p text:style-name="Standard">https://fonts.google.com/specimen/Neucha</text:p>
      <text:list xml:id="list42582822" text:continue-numbering="true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entin Ravenel</meta:initial-creator>
    <meta:creation-date>2024-08-01T19:15:56.47</meta:creation-date>
    <dc:date>2024-09-30T22:33:49.97</dc:date>
    <dc:creator>Quentin Ravenel</dc:creator>
    <meta:editing-duration>P11DT2H46M36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1" meta:paragraph-count="7" meta:word-count="23" meta:character-count="169"/>
  </office:meta>
</office:document-meta>
</file>